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69fb" officeooo:paragraph-rsid="001169fb"/>
    </style:style>
    <style:style style:name="P2" style:family="paragraph" style:parent-style-name="Standard">
      <style:text-properties officeooo:rsid="0011b751" officeooo:paragraph-rsid="0011b751"/>
    </style:style>
    <style:style style:name="P3" style:family="paragraph" style:parent-style-name="Standard">
      <style:text-properties officeooo:rsid="00121d61" officeooo:paragraph-rsid="00121d61"/>
    </style:style>
    <style:style style:name="P4" style:family="paragraph" style:parent-style-name="Standard">
      <style:text-properties officeooo:rsid="0013de45" officeooo:paragraph-rsid="0013de45"/>
    </style:style>
    <style:style style:name="P5" style:family="paragraph" style:parent-style-name="Standard">
      <style:text-properties officeooo:rsid="0014cf83" officeooo:paragraph-rsid="0014cf83"/>
    </style:style>
    <style:style style:name="P6" style:family="paragraph" style:parent-style-name="Standard">
      <style:text-properties officeooo:rsid="0015cf48" officeooo:paragraph-rsid="0015cf48"/>
    </style:style>
    <style:style style:name="P7" style:family="paragraph" style:parent-style-name="Standard">
      <style:text-properties style:text-position="0% 100%" officeooo:rsid="0015cf48" officeooo:paragraph-rsid="0015cf48"/>
    </style:style>
    <style:style style:name="T1" style:family="text">
      <style:text-properties style:text-position="super 58%"/>
    </style:style>
    <style:style style:name="T2" style:family="text">
      <style:text-properties officeooo:rsid="0011b7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4<text:span text:style-name="T1">th</text:span> february</text:p>
      <text:p text:style-name="P1"/>
      <text:p text:style-name="P1">A = [ 16 elements of single precision numbers] </text:p>
      <text:p text:style-name="P1">A = 4x4 and B = 4x1 (vector)</text:p>
      <text:p text:style-name="P1">A*B = 4x1</text:p>
      <text:p text:style-name="P1">Diff vector – storing the number in the matrix which are referenced by pointers. The pointers have spatial locality but not the data.</text:p>
      <text:p text:style-name="P1"/>
      <text:p text:style-name="P1">Sparse matrix</text:p>
      <text:p text:style-name="P1">The matrix in which most of the elements in the matrix are zero</text:p>
      <text:p text:style-name="P1">sparsity = Number of zero elements / <text:span text:style-name="T2">Number of elements</text:span></text:p>
      <text:p text:style-name="P2">Used in the graphs, convolution network.</text:p>
      <text:p text:style-name="P2"/>
      <text:p text:style-name="P2">Two approaches to determine the sparse matrix zero elements</text:p>
      <text:p text:style-name="P2">1.) efficient updates</text:p>
      <text:p text:style-name="P2">2.) read-only access</text:p>
      <text:p text:style-name="P2"/>
      <text:p text:style-name="P2">1.) Efficient updates</text:p>
      <text:p text:style-name="P2">Dictionary of keys – Map the row-column pair to the non-zero element</text:p>
      <text:p text:style-name="P2"/>
      <text:p text:style-name="P3">Compressed sparse row format – to store the column and row of the dictionary keys we have mapped.</text:p>
      <text:p text:style-name="P3"/>
      <text:p text:style-name="P3">IA[]- length of the # of the non-zero</text:p>
      <text:p text:style-name="P3">JA[] - column index for non zero</text:p>
      <text:p text:style-name="P3"/>
      <text:p text:style-name="P4">When do I go sparse?</text:p>
      <text:p text:style-name="P4">It is the function of density = #of non zero &lt; (m(n-1) -1)/2</text:p>
      <text:p text:style-name="P2"/>
      <text:p text:style-name="P5">C= A B</text:p>
      <text:p text:style-name="P5">for(i=0; i &lt; n ; i++)<text:line-break/><text:tab/>for(j=0; j &lt; n; j++)</text:p>
      <text:p text:style-name="P5"><text:tab/><text:tab/>for(k =0; k &lt; n ; k++)</text:p>
      <text:p text:style-name="P5"><text:tab/><text:tab/><text:tab/>C[i][j] +=A[i][k] * B[k][j]</text:p>
      <text:p text:style-name="P5"/>
      <text:p text:style-name="P6">B how many reads of an elements = n<text:span text:style-name="T1">3</text:span></text:p>
      <text:p text:style-name="P7">A how many <text:tab/><text:tab/><text:tab/><text:tab/>n<text:span text:style-name="T1">2</text:span></text:p>
      <text:p text:style-name="P7">C read/written form main memory<text:tab/>2n<text:span text:style-name="T1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08:35:37.865000000</meta:creation-date>
    <dc:date>2020-02-14T09:33:52.623000000</dc:date>
    <meta:editing-duration>PT6M3S</meta:editing-duration>
    <meta:editing-cycles>1</meta:editing-cycles>
    <meta:document-statistic meta:table-count="0" meta:image-count="0" meta:object-count="0" meta:page-count="1" meta:paragraph-count="26" meta:word-count="198" meta:character-count="1027" meta:non-whitespace-character-count="841"/>
    <meta:generator>LibreOffice/6.3.3.2$Windows_X86_64 LibreOffice_project/a64200df03143b798afd1ec74a12ab50359878ed</meta:generator>
  </office:meta>
</office:document-meta>
</file>